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ina Cat Sunflower</text:p>
      <text:p text:style-name="Preformatted_20_Text">Garcia/Hunter</text:p>
      <text:p text:style-name="Preformatted_20_Text"/>
      <text:p text:style-name="Preformatted_20_Text">Intro</text:p>
      <text:p text:style-name="Preformatted_20_Text">Jerry's Part</text:p>
      <text:p text:style-name="Preformatted_20_Text">e--------------------------|--------------------------------</text:p>
      <text:p text:style-name="Preformatted_20_Text">B--------------------------|--------------------------------</text:p>
      <text:p text:style-name="Preformatted_20_Text">G--------------------------|--------------------------------</text:p>
      <text:p text:style-name="Preformatted_20_Text">D------5----------3---5----|------5-----------5-----------5-</text:p>
      <text:p text:style-name="Preformatted_20_Text">A----------3^5-------------|------------3^5--------3^5------</text:p>
      <text:p text:style-name="Preformatted_20_Text">E--3-----------------------|--3-----------------------------</text:p>
      <text:p text:style-name="Preformatted_20_Text"/>
      <text:p text:style-name="Preformatted_20_Text">Bob's Part</text:p>
      <text:p text:style-name="Preformatted_20_Text">e--------------------------|------------------</text:p>
      <text:p text:style-name="Preformatted_20_Text">B---12--13p12--------------|--12h13--15--15---</text:p>
      <text:p text:style-name="Preformatted_20_Text">G--------------14--12------|------------------</text:p>
      <text:p text:style-name="Preformatted_20_Text">D--------------------------|------------------</text:p>
      <text:p text:style-name="Preformatted_20_Text">A--------------------------|------------------</text:p>
      <text:p text:style-name="Preformatted_20_Text">E--------------------------|------------------</text:p>
      <text:p text:style-name="Preformatted_20_Text"/>
      <text:p text:style-name="Preformatted_20_Text">e--------------------------|-10--12--13----15--17--19---</text:p>
      <text:p text:style-name="Preformatted_20_Text">B---12--13p12--------------|----------------------------</text:p>
      <text:p text:style-name="Preformatted_20_Text">G--------------14----------|----------------------------</text:p>
      <text:p text:style-name="Preformatted_20_Text">D--------------------------|----------------------------</text:p>
      <text:p text:style-name="Preformatted_20_Text">A--------------------------|----------------------------</text:p>
      <text:p text:style-name="Preformatted_20_Text">E--------------------------|----------------------------</text:p>
      <text:p text:style-name="Preformatted_20_Text"/>
      <text:p text:style-name="Preformatted_20_Text">e--------------------------|------------------</text:p>
      <text:p text:style-name="Preformatted_20_Text">B---12--13p12--------------|--12h13--15--15---</text:p>
      <text:p text:style-name="Preformatted_20_Text">G--------------14--12------|------------------</text:p>
      <text:p text:style-name="Preformatted_20_Text">D--------------------------|------------------</text:p>
      <text:p text:style-name="Preformatted_20_Text">A--------------------------|------------------</text:p>
      <text:p text:style-name="Preformatted_20_Text">E--------------------------|------------------</text:p>
      <text:p text:style-name="Preformatted_20_Text"/>
      <text:p text:style-name="Preformatted_20_Text">E--------------------------|-10--12--13----15--17--15---</text:p>
      <text:p text:style-name="Preformatted_20_Text">B---12--13p12--------------|----------------------------</text:p>
      <text:p text:style-name="Preformatted_20_Text">G--------------14----------|----------------------------</text:p>
      <text:p text:style-name="Preformatted_20_Text">D--------------------------|----------------------------</text:p>
      <text:p text:style-name="Preformatted_20_Text">A--------------------------|----------------------------</text:p>
      <text:p text:style-name="Preformatted_20_Text">E--------------------------|----------------------------</text:p>
      <text:p text:style-name="Preformatted_20_Text"/>
      <text:p text:style-name="Preformatted_20_Text">G <text:s text:c="32"/>F</text:p>
      <text:p text:style-name="Preformatted_20_Text">Look for a while at the China Cat sunflower,</text:p>
      <text:p text:style-name="Preformatted_20_Text">G <text:s text:c="26"/>F</text:p>
      <text:p text:style-name="Preformatted_20_Text">Proud walking jingle in the midnight sun.</text:p>
      <text:p text:style-name="Preformatted_20_Text">G <text:s text:c="31"/>F</text:p>
      <text:p text:style-name="Preformatted_20_Text">Copperdome bodhi drip a silver kimono,</text:p>
      <text:p text:style-name="Preformatted_20_Text"><text:s text:c="7"/>G <text:s text:c="29"/>F <text:s text:c="9"/>G</text:p>
      <text:p text:style-name="Preformatted_20_Text">Like a crazy quilt stargown through a dream like wind.</text:p>
      <text:p text:style-name="Preformatted_20_Text"/>
      <text:p text:style-name="Preformatted_20_Text"/>
      <text:p text:style-name="Preformatted_20_Text">e-5h7-5---|-----5-7-|-7-7-7-7h8p7-------|-----7-5---5------</text:p>
      <text:p text:style-name="Preformatted_20_Text">B-------8-|-5^8-----|-------------10--8-|-5-8-----8---8--5--</text:p>
      <text:p text:style-name="Preformatted_20_Text">G---------|---------|-------------------|-------------------</text:p>
      <text:p text:style-name="Preformatted_20_Text">D---------|---------|-------------------|-------------------</text:p>
      <text:p text:style-name="Preformatted_20_Text">A---------|---------|-------------------|-------------------</text:p>
      <text:p text:style-name="Preformatted_20_Text">E---------|---------|-------------------|-------------------</text:p>
      <text:p text:style-name="Preformatted_20_Text"/>
      <text:p text:style-name="Preformatted_20_Text">e---------|---------|----7-8p7------------------</text:p>
      <text:p text:style-name="Preformatted_20_Text"><text:soft-page-break/>B-------7-|-7h8-10--|-10-------10--8-10p8-7-----</text:p>
      <text:p text:style-name="Preformatted_20_Text">G-7-7h9---|---------|-----------------------9---</text:p>
      <text:p text:style-name="Preformatted_20_Text">D---------|---------|---------------------------</text:p>
      <text:p text:style-name="Preformatted_20_Text">A---------|---------|---------------------------</text:p>
      <text:p text:style-name="Preformatted_20_Text">E---------|---------|---------------------------</text:p>
      <text:p text:style-name="Preformatted_20_Text"><text:s text:c="35"/>C <text:s text:c="3"/>D</text:p>
      <text:p text:style-name="Preformatted_20_Text">e---------|---------|----7-8p7-----8----10------</text:p>
      <text:p text:style-name="Preformatted_20_Text">B-------7-|-7h8-10--|-10-------10--8----10------</text:p>
      <text:p text:style-name="Preformatted_20_Text">G-7-7h9---|---------|--------------9----11------</text:p>
      <text:p text:style-name="Preformatted_20_Text">D---------|---------|--------------10---12------</text:p>
      <text:p text:style-name="Preformatted_20_Text">A---------|---------|--------------10---12------</text:p>
      <text:p text:style-name="Preformatted_20_Text">E---------|---------|--------------8----10------</text:p>
      <text:p text:style-name="Preformatted_20_Text"/>
      <text:p text:style-name="Preformatted_20_Text">G <text:s text:c="25"/>D <text:s text:c="14"/>C <text:s text:c="2"/>D</text:p>
      <text:p text:style-name="Preformatted_20_Text">Crazy cat peekin' through a lace bandanna,</text:p>
      <text:p text:style-name="Preformatted_20_Text">Like a one-eyed Cheshire, like a diamond-eye jack.</text:p>
      <text:p text:style-name="Preformatted_20_Text">A leaf of all colors plays a golden-string fiddle,</text:p>
      <text:p text:style-name="Preformatted_20_Text">To a double-E waterfall over my back.</text:p>
      <text:p text:style-name="Preformatted_20_Text"/>
      <text:p text:style-name="Preformatted_20_Text">e-5h7-5---|-----5-7-|-7-7-7-7h8p7-------|-----7-5---5------</text:p>
      <text:p text:style-name="Preformatted_20_Text">B-------8-|-5^8-----|-------------10--8-|-5-8-----8---8--5--</text:p>
      <text:p text:style-name="Preformatted_20_Text">G---------|---------|-------------------|-------------------</text:p>
      <text:p text:style-name="Preformatted_20_Text">D---------|---------|-------------------|-------------------</text:p>
      <text:p text:style-name="Preformatted_20_Text">A---------|---------|-------------------|-------------------</text:p>
      <text:p text:style-name="Preformatted_20_Text">E---------|---------|-------------------|-------------------</text:p>
      <text:p text:style-name="Preformatted_20_Text"/>
      <text:p text:style-name="Preformatted_20_Text">e---------|--------|----7-8p7------------------</text:p>
      <text:p text:style-name="Preformatted_20_Text">B-------7-|-7h8-10-|-10-------10--8-10p8-7-----</text:p>
      <text:p text:style-name="Preformatted_20_Text">G-7-7h9---|--------|-----------------------9---</text:p>
      <text:p text:style-name="Preformatted_20_Text">D---------|--------|---------------------------</text:p>
      <text:p text:style-name="Preformatted_20_Text">A---------|--------|---------------------------</text:p>
      <text:p text:style-name="Preformatted_20_Text">E---------|--------|---------------------------</text:p>
      <text:p text:style-name="Preformatted_20_Text"><text:s text:c="34"/>C <text:s text:c="3"/>D</text:p>
      <text:p text:style-name="Preformatted_20_Text">e---------|--------|----7-8p7-----8----10------</text:p>
      <text:p text:style-name="Preformatted_20_Text">B-------7-|-7h8-10-|-10-------10--8----10------</text:p>
      <text:p text:style-name="Preformatted_20_Text">G-7-7h9---|--------|--------------9----11------</text:p>
      <text:p text:style-name="Preformatted_20_Text">D---------|--------|--------------10---12------</text:p>
      <text:p text:style-name="Preformatted_20_Text">A---------|--------|--------------10---12------</text:p>
      <text:p text:style-name="Preformatted_20_Text">E---------|--------|--------------8----10------</text:p>
      <text:p text:style-name="Preformatted_20_Text">G <text:s text:c="25"/>D <text:s text:c="14"/>C <text:s text:c="2"/>D</text:p>
      <text:p text:style-name="Preformatted_20_Text"/>
      <text:p text:style-name="Preformatted_20_Text"/>
      <text:p text:style-name="Preformatted_20_Text">Bridge Solo</text:p>
      <text:p text:style-name="Preformatted_20_Text">At this point, the whole tune modulates from G to E. </text:p>
      <text:p text:style-name="Preformatted_20_Text">Play Bob's intro part starting on Fret 9 of the B string.</text:p>
      <text:p text:style-name="Preformatted_20_Text"/>
      <text:p text:style-name="Preformatted_20_Text">e-----------------------|-----9-10p9------------------------</text:p>
      <text:p text:style-name="Preformatted_20_Text">B----------9----9-10-12-|-12---------12--10-12p10-9---------</text:p>
      <text:p text:style-name="Preformatted_20_Text">G---9-9h11---11---------|----------------------------11-----</text:p>
      <text:p text:style-name="Preformatted_20_Text">D-----------------------|-----------------------------------</text:p>
      <text:p text:style-name="Preformatted_20_Text">A-----------------------|-----------------------------------</text:p>
      <text:p text:style-name="Preformatted_20_Text">E-----------------------|-----------------------------------</text:p>
      <text:p text:style-name="Preformatted_20_Text"/>
      <text:p text:style-name="Preformatted_20_Text">e-----------------------------------------------------------</text:p>
      <text:p text:style-name="Preformatted_20_Text">B------------10--9------------------------------------------</text:p>
      <text:p text:style-name="Preformatted_20_Text">G--9-9-11-11-------11--9------9--11-------------------------</text:p>
      <text:p text:style-name="Preformatted_20_Text">D-------------------------12---------10---------------------</text:p>
      <text:p text:style-name="Preformatted_20_Text">A-----------------------------------------------------------</text:p>
      <text:p text:style-name="Preformatted_20_Text">E-----------------------------------------------------------</text:p>
      <text:p text:style-name="Preformatted_20_Text"><text:soft-page-break/></text:p>
      <text:p text:style-name="Preformatted_20_Text">e--------|-----------------------------|-----9-10p9---------</text:p>
      <text:p text:style-name="Preformatted_20_Text">B--------|------------9------9--10--12-|--12---------12--10-</text:p>
      <text:p text:style-name="Preformatted_20_Text">G-9h11-9-|--9--9--11-----11------------|--------------------</text:p>
      <text:p text:style-name="Preformatted_20_Text">D--------|-----------------------------|--------------------</text:p>
      <text:p text:style-name="Preformatted_20_Text">A--------|-----------------------------|--------------------</text:p>
      <text:p text:style-name="Preformatted_20_Text">E--------|-----------------------------|--------------------</text:p>
      <text:p text:style-name="Preformatted_20_Text"/>
      <text:p text:style-name="Preformatted_20_Text">e-----------------------------------------------------------</text:p>
      <text:p text:style-name="Preformatted_20_Text">B--12--10--9--------------------10--9-----------------------</text:p>
      <text:p text:style-name="Preformatted_20_Text">G-------------11--9--9--11--11---------11--9-----9h11--9----</text:p>
      <text:p text:style-name="Preformatted_20_Text">D--------------------------------------------12-------------</text:p>
      <text:p text:style-name="Preformatted_20_Text">A-----------------------------------------------------------</text:p>
      <text:p text:style-name="Preformatted_20_Text">E-----------------------------------------------------------</text:p>
      <text:p text:style-name="Preformatted_20_Text"/>
      <text:p text:style-name="Preformatted_20_Text">E <text:s text:c="25"/>B <text:s text:c="14"/>A <text:s text:c="2"/>B</text:p>
      <text:p text:style-name="Preformatted_20_Text">Comic book colors on a violin river Cryin' Leonardo,</text:p>
      <text:p text:style-name="Preformatted_20_Text">Words from out a silk trombone.</text:p>
      <text:p text:style-name="Preformatted_20_Text">I rang a silent bell, beneath a shower of pearls,</text:p>
      <text:p text:style-name="Preformatted_20_Text">In the eagle-winged palace of the Queen Chinee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03T20:59:09</meta:creation-date>
    <dc:date>2011-07-03T21:39:38</dc:date>
    <meta:editing-duration>PT00H25M18S</meta:editing-duration>
    <meta:editing-cycles>2</meta:editing-cycles>
    <meta:generator>NeoOffice/3.1.2$Unix OpenOffice.org_project/Patch 9</meta:generator>
    <meta:document-statistic meta:table-count="0" meta:image-count="0" meta:object-count="0" meta:page-count="3" meta:paragraph-count="119" meta:word-count="505" meta:character-count="5970"/>
  </office:meta>
</office:document-meta>
</file>